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eb91e" loext:opacity="100%" style:font-name="Arial1" fo:font-size="24pt" fo:font-weight="bold" officeooo:rsid="0012a714" officeooo:paragraph-rsid="0012a714" style:font-size-asian="21pt" style:font-weight-asian="bold" style:font-size-complex="24pt" style:font-weight-complex="bold"/>
    </style:style>
    <style:style style:name="P2" style:family="paragraph" style:parent-style-name="Standard">
      <style:text-properties fo:color="#8d1d75" loext:opacity="100%" style:font-name="Arial1" fo:font-size="14pt" fo:font-weight="normal" officeooo:rsid="0012a714" officeooo:paragraph-rsid="0012a714" style:font-size-asian="12.25pt" style:font-weight-asian="normal" style:font-size-complex="14pt" style:font-weight-complex="normal"/>
    </style:style>
    <style:style style:name="P3" style:family="paragraph" style:parent-style-name="Standard">
      <style:text-properties fo:color="#8d1d75" loext:opacity="100%" style:font-name="Arial1" fo:font-size="14pt" fo:font-weight="bold" officeooo:rsid="0012a714" officeooo:paragraph-rsid="0012a714" style:font-size-asian="12.25pt" style:font-weight-asian="bold" style:font-size-complex="14pt" style:font-weight-complex="bold"/>
    </style:style>
    <style:style style:name="P4" style:family="paragraph" style:parent-style-name="Standard">
      <style:text-properties fo:color="#000000" loext:opacity="100%" style:font-name="Arial1" fo:font-size="11pt" fo:font-weight="normal" officeooo:rsid="0012a714" officeooo:paragraph-rsid="0012a714" style:font-size-asian="9.60000038146973pt" style:font-weight-asian="normal" style:font-size-complex="11pt" style:font-weight-complex="normal"/>
    </style:style>
    <style:style style:name="P5" style:family="paragraph" style:parent-style-name="Standard">
      <style:text-properties fo:color="#000000" loext:opacity="100%" style:font-name="Arial1" fo:font-size="11pt" fo:font-weight="bold" officeooo:rsid="0012a714" officeooo:paragraph-rsid="0012a714" style:font-size-asian="9.60000038146973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5: Instalación y explotación de entornos de desarrollo.</text:p>
      <text:p text:style-name="P1"/>
      <text:p text:style-name="P3">1. Instalación y configuración de entornos de desarrollo.</text:p>
      <text:p text:style-name="P2"/>
      <text:p text:style-name="P4">En la actualidad, la mayor parte de los sistemas de desarrollo suelen tener características similares y su utilización suele ser semejante.</text:p>
      <text:p text:style-name="P4"/>
      <text:p text:style-name="P4">Para poder instalar un entorno de desarrollo, generalmente lo tenemos que descargar de la página oficial del desarrollador. Una vez que se ha descargado el instalable podremos proceder a su instalación en nuestro sistema.</text:p>
      <text:p text:style-name="P4"/>
      <text:p text:style-name="P4">Más allá de una configuración básica, es recomendable realizar una personalización determinada, por ejemplo, ajustando el tamaño de la fuente del editor, colores de las palabras reservadas, etc.</text:p>
      <text:p text:style-name="P4"/>
      <text:p text:style-name="P4">Es recomendable instalar todos los módulos necesarios en nuestro nuevo IDE. Nuestra empresa puede requerir la utilización de ciertos componentes y plugins que deben instalarse en el nuevo entorno.</text:p>
      <text:p text:style-name="P4"/>
      <text:p text:style-name="P3">2. Eclipse, Visual Studio y Netbeans.</text:p>
      <text:p text:style-name="P3"/>
      <text:p text:style-name="P4"><text:span text:style-name="T1">· Eclipse:</text:span> es un IDE gratuito y de código abierto que se usa para el desarrollo de aplicaciones desde hace mucho tiempo. Está escrito principalmente en Java.</text:p>
      <text:p text:style-name="P4"/>
      <text:p text:style-name="P4">Se puede utilizar para desarrollar en otros lenguajes a través de la instalación también de plugins.</text:p>
      <text:p text:style-name="P4">Se permite el desarrollo en ADA, C/C++, Clojure, JavaScript, etc.</text:p>
      <text:p text:style-name="P4"/>
      <text:p text:style-name="P4">La primera versión fue lanzada en el año 2004 y la última en 2020. Se puede utilizar este entorno para diseñar e implementa aplicaciones gráficas de escritorio utilizando plugins para AWT y Swing.</text:p>
      <text:p text:style-name="P4"/>
      <text:p text:style-name="P4">Se convirtió en el IDE oficial de Google para desarrollo de aplicaciones Android, aunque actualmente, no lo es.</text:p>
      <text:p text:style-name="P4"/>
      <text:p text:style-name="P5">· Visual Studio Code: <text:span text:style-name="T2">es un editor de código fuente desarrollado por Microsoft para diferentes sistemas operativos como Windows, MacOs y Linux. Es un editor de código fuente bastante avanzado.</text:span></text:p>
      <text:p text:style-name="P5"><text:span text:style-name="T2"/></text:p>
      <text:p text:style-name="P5"><text:span text:style-name="T2">Permite ampliar su funcionalidad significativamente a través de la instalación de plugins. Es un editor gratuito y de código abierto que incluye grandes características de personalización.</text:span></text:p>
      <text:p text:style-name="P5"><text:span text:style-name="T2"/></text:p>
      <text:p text:style-name="P5"><text:span text:style-name="T2">Es compatible con un gran número de lenguajes de programación, como son C/C++, C#, CSS, HTML, Java, Kotlin, PHP, etc.</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3"><text:soft-page-break/>3. Actualizaciones y documentación.</text:p>
      <text:p text:style-name="P5"/>
      <text:p text:style-name="P5">Configuración de actualizaciones.</text:p>
      <text:p text:style-name="P5"/>
      <text:p text:style-name="P4">Los IDEs y/o editores de códigos deberían ofrecer las mismas posibilidades a los programadores, pues se trata de herramientas creadas por desarrolladores para desarrolladores.</text:p>
      <text:p text:style-name="P4">Deben ser fácilmente actualizables a través de su propia interfaz gráfica.</text:p>
      <text:p text:style-name="P4"/>
      <text:p text:style-name="P4">Es importante tener en cuenta si ese entorno cuenta con un sistema de actualización y la frecuencia de éstas.</text:p>
      <text:p text:style-name="P4"/>
      <text:p text:style-name="P5">Acceso a la documentación.</text:p>
      <text:p text:style-name="P5"/>
      <text:p text:style-name="P4">Un IDE es una herramienta bastante potente que ofrece un sinfín de posibilidades y que si no está correctamente documentada puede que deje de ser utilizada, ya que puede suponer una disminución de la productividad en los desarrolladores.</text:p>
      <text:p text:style-name="P4"/>
      <text:p text:style-name="P4">Existen lenguajes como Java que permiten introducir la documentación en el código fuente fácilmente a través de (en el caso de Java) JavaDoc.</text:p>
      <text:p text:style-name="P4"/>
      <text:p text:style-name="P3">4. Módulos adicionales y herramientas CASE.</text:p>
      <text:p text:style-name="P3"/>
      <text:p text:style-name="P5">Instalación de módulos adicionales.</text:p>
      <text:p text:style-name="P5"/>
      <text:p text:style-name="P4">Uno de los requisitos más relevantes a la hora de elegir un nuevo IDE es que éste posea un sistema de extensión mediante plugins suficientemente potente.</text:p>
      <text:p text:style-name="P4"/>
      <text:p text:style-name="P4">Una característica relevante para un IDE, es que sea capaz de desplegar un entorno de pruebas fácilmente. De esta forma, el programador no tiene que realizar tareas adicionales para probar la aplicación que está desarrollando.</text:p>
      <text:p text:style-name="P4"/>
      <text:p text:style-name="P5">Herramientas CASE en el desarrollo.</text:p>
      <text:p text:style-name="P5"/>
      <text:p text:style-name="P4">Las herramientas CASE (Computer Aided Software Engineering), son aplicaciones que dan soporte al desarrollador con el fin de aumentar su productividad en el desarrollo software.</text:p>
      <text:p text:style-name="P4">Pueden ayudar en tareas relacionadas con el diseño, implementación automática de código, detección de errores, etc.</text:p>
      <text:p text:style-name="P4"/>
      <text:p text:style-name="P4">Al permitir la autogeneración de código, hay que destacar que el código autogenerado suele tener mayores dependencias del código escrito por los seres humanos. Además, este tipo de código, al ser genérico, suele tener menor calidad.</text:p>
      <text:p text:style-name="P4"/>
      <text:p text:style-name="P4">Las herramientas CASE se componen de los diferentes elementos:</text:p>
      <text:p text:style-name="P4"/>
      <text:p text:style-name="P4">· Repositorio.</text:p>
      <text:p text:style-name="P4"/>
      <text:p text:style-name="P4">· Sistema gestor de base de datos.</text:p>
      <text:p text:style-name="P4"/>
      <text:p text:style-name="P4">· Metamodelo.</text:p>
      <text:p text:style-name="P4"/>
      <text:p text:style-name="P4">· Interfaz de usuario.</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4T19:09:24.670000000</meta:creation-date>
    <dc:date>2023-11-14T19:28:38.246000000</dc:date>
    <meta:editing-duration>PT19M15S</meta:editing-duration>
    <meta:editing-cycles>1</meta:editing-cycles>
    <meta:document-statistic meta:table-count="0" meta:image-count="0" meta:object-count="0" meta:page-count="2" meta:paragraph-count="36" meta:word-count="618" meta:character-count="4021" meta:non-whitespace-character-count="3439"/>
    <meta:generator>LibreOffice/7.6.2.1$Windows_X86_64 LibreOffice_project/56f7684011345957bbf33a7ee678afaf4d2ba333</meta:generator>
  </office:meta>
</office:document-meta>
</file>